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3/2022<text:bookmark-end text:name="Text14"/></text:p>
            <text:p text:style-name="Normální">KVOP-32273/2022<text:bookmark-end text:name="Text2"/></text:p>
            <text:p text:style-name="Normální"><text:bookmark-start text:name="Text6"/>26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V<text:bookmark-end text:name="Text9"/>. Č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/>
      <text:p text:style-name="Základnítext">Vážený pane Č.,</text:p>
      <text:p text:style-name="Základnítext">dne 24. května 2022 byla do Kanceláře veřejného ochránce práv doručena Vaše žádost podle zákona o svobodném přístupu k informacím, kterou<text:s/><text:span text:style-name="Silné">žádáte o zaslání Sborníku stanovisek veřejného ochránce práv - Vězeňství II.</text:span></text:p>
      <text:p text:style-name="P18">Uvedenou publikaci zasílám v příloze.</text:p>
      <text:p text:style-name="P19"/>
      <text:p text:style-name="P20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Základnítext"><text:span text:style-name="T21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L1MX*</text:span></text:p>
        <text:p text:style-name="P12"><text:span text:style-name="T13">KVOPX00CL1MX</text:span>KVOPX00CL1M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8T09:30:00Z</meta:creation-date>
    <dc:date>2022-07-28T09:31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87" meta:character-count="601" meta:row-count="4" meta:non-whitespace-character-count="515"/>
  </office:meta>
</office:document-meta>
</file>